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PingFang SC" svg:font-family="'PingFang SC'" style:font-family-generic="system" style:font-pitch="variable"/>
    <style:font-face style:name="Roboto" svg:font-family="Roboto" style:font-pitch="variable"/>
    <style:font-face style:name="Roboto1" svg:font-family="Roboto" style:font-adornments="Regular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-0.801cm" fo:margin-right="0cm" fo:hyphenation-ladder-count="no-limit" fo:text-indent="0cm" style:auto-text-indent="false" style:page-number="auto" fo:background-color="transparent"/>
      <style:text-properties officeooo:paragraph-rsid="0015ef8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" style:family="paragraph" style:parent-style-name="Standard" style:master-page-name="">
      <loext:graphic-properties draw:fill="none"/>
      <style:paragraph-properties fo:margin-left="-1cm" fo:margin-right="0cm" fo:hyphenation-ladder-count="no-limit" fo:text-indent="0cm" style:auto-text-indent="false" style:page-number="auto" fo:background-color="transparent"/>
      <style:text-properties officeooo:paragraph-rsid="001a467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" style:family="paragraph" style:parent-style-name="Normal">
      <style:text-properties officeooo:paragraph-rsid="0008ee54"/>
    </style:style>
    <style:style style:name="P4" style:family="paragraph" style:parent-style-name="Normal" style:master-page-name="">
      <style:paragraph-properties style:page-number="auto" fo:break-before="page"/>
      <style:text-properties officeooo:paragraph-rsid="0008ee54"/>
    </style:style>
    <style:style style:name="P5" style:family="paragraph" style:parent-style-name="Normal">
      <style:text-properties officeooo:rsid="0008ee54" officeooo:paragraph-rsid="0008ee54"/>
    </style:style>
    <style:style style:name="P6" style:family="paragraph" style:parent-style-name="Standard">
      <style:text-properties officeooo:paragraph-rsid="0015ef8f"/>
    </style:style>
    <style:style style:name="P7" style:family="paragraph" style:parent-style-name="Normal">
      <style:text-properties officeooo:paragraph-rsid="001a4673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/>
      <style:text-properties fo:font-size="12pt" fo:font-weight="bold" style:font-weight-asian="bold" style:font-weight-complex="bold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2" style:family="paragraph">
      <loext:graphic-properties draw:fill="none" draw:fill-color="#ffffff"/>
      <style:paragraph-properties fo:text-align="center"/>
      <style:text-properties fo:font-size="12pt" fo:font-weight="bold" style:font-weight-asian="bold" style:font-weight-complex="bold"/>
    </style:style>
    <style:style style:name="P13" style:family="paragraph">
      <style:paragraph-properties fo:text-align="end"/>
    </style:style>
    <style:style style:name="P14" style:family="paragraph">
      <loext:graphic-properties draw:fill="none" draw:fill-color="#ffffff"/>
    </style:style>
    <style:style style:name="T1" style:family="text">
      <style:text-properties style:font-name="Roboto" fo:font-size="20pt" fo:font-weight="normal" style:font-size-asian="20pt" style:font-weight-asian="normal" style:font-size-complex="20pt" style:font-weight-complex="normal"/>
    </style:style>
    <style:style style:name="T2" style:family="text">
      <style:text-properties style:font-name="Roboto" fo:font-size="21pt" fo:font-weight="bold" style:font-size-asian="21pt" style:font-weight-asian="bold" style:font-size-complex="21pt" style:font-weight-complex="bold"/>
    </style:style>
    <style:style style:name="T3" style:family="text">
      <style:text-properties style:font-name="Roboto" fo:font-size="18pt" fo:font-weight="bold" style:font-size-asian="18pt" style:font-weight-asian="bold" style:font-size-complex="18pt" style:font-weight-complex="bold"/>
    </style:style>
    <style:style style:name="T4" style:family="text">
      <style:text-properties style:font-name="Roboto" fo:font-size="22pt" fo:font-weight="bold" style:font-size-asian="22pt" style:font-weight-asian="bold" style:font-size-complex="22pt" style:font-weight-complex="bold"/>
    </style:style>
    <style:style style:name="T5" style:family="text">
      <style:text-properties style:font-name="Roboto" fo:font-size="16pt" fo:font-weight="normal" style:font-size-asian="16pt" style:font-weight-asian="normal" style:font-size-complex="16pt" style:font-weight-complex="normal"/>
    </style:style>
    <style:style style:name="T6" style:family="text">
      <style:text-properties style:font-name="Roboto" fo:font-size="16pt" fo:font-weight="bold" style:font-size-asian="16pt" style:font-weight-asian="bold" style:font-size-complex="16pt" style:font-weight-complex="bold"/>
    </style:style>
    <style:style style:name="T7" style:family="text">
      <style:text-properties style:font-name="Roboto" fo:font-size="11pt" fo:font-weight="bold" style:font-size-asian="11pt" style:font-weight-asian="bold" style:font-size-complex="11pt" style:font-weight-complex="bold"/>
    </style:style>
    <style:style style:name="T8" style:family="text">
      <style:text-properties style:font-name="Roboto" fo:font-size="24pt" fo:font-weight="bold" style:font-size-asian="24pt" style:font-weight-asian="bold" style:font-size-complex="24pt" style:font-weight-complex="bold"/>
    </style:style>
    <style:style style:name="T9" style:family="text">
      <style:text-properties style:font-name="Roboto" fo:font-size="40pt" fo:font-weight="bold" style:font-size-asian="40pt" style:font-weight-asian="bold" style:font-size-complex="40pt" style:font-weight-complex="bold"/>
    </style:style>
    <style:style style:name="gr1" style:family="graphic">
      <style:graphic-properties draw:stroke="none" svg:stroke-color="#000000" draw:fill="none" draw:fill-color="#ffffff" fo:min-height="1.9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2.9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9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.2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4.9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text:anchor-type="paragraph" draw:z-index="0" draw:name="Shape 7" draw:style-name="gr5" draw:text-style-name="P14" svg:width="16.491cm" svg:height="4.966cm" svg:x="0.101cm" svg:y="-1.727cm"><draw:text-box><text:p><text:span text:style-name="T9">UFA!</text:span></text:p><text:p><text:span text:style-name="T1">Gostou de tudo que viu sobre o empreendimento?</text:span></text:p><text:p><text:span text:style-name="T1">Agora, é hora de conferir os valores do Financiamento!</text:span></text:p></draw:text-box></draw:frame></text:p>
      <text:p text:style-name="P3"/>
      <text:p text:style-name="P3"/>
      <text:p text:style-name="P3"/>
      <text:p text:style-name="P3"><draw:frame text:anchor-type="paragraph" draw:z-index="1" draw:name="Shape 5" draw:style-name="gr4" draw:text-style-name="P11" svg:width="16.491cm" svg:height="1.287cm" svg:x="0.101cm" svg:y="0.146cm"><draw:text-box><text:p text:style-name="P10"><text:span text:style-name="T8">Utilizaremos a seguinte metodologia:</text:span></text:p></draw:text-box></draw:frame></text:p>
      <text:p text:style-name="P3"/>
      <text:p text:style-name="P3"/>
      <text:p text:style-name="P3"/>
      <text:p text:style-name="P3"><draw:frame text:anchor-type="paragraph" draw:z-index="2" draw:name="Shape 6" draw:style-name="gr2" draw:text-style-name="P12" svg:width="5.397cm" svg:height="2.982cm" svg:x="-1.496cm" svg:y="0.258cm"><draw:text-box><text:p text:style-name="P10"><text:span text:style-name="T3">Valor de entrada</text:span></text:p><text:p text:style-name="P10"><text:span text:style-name="T4">20%</text:span></text:p><text:p text:style-name="P10"><text:span text:style-name="T7">Do valor total do empreedimento</text:span></text:p></draw:text-box></draw:frame><draw:frame text:anchor-type="paragraph" draw:z-index="3" draw:name="Shape 8" draw:style-name="gr2" draw:text-style-name="P11" svg:width="5.397cm" svg:height="2.982cm" svg:x="3.9cm" svg:y="0.258cm"><draw:text-box><text:p text:style-name="P10"><text:span text:style-name="T3">Taxa de Juros</text:span></text:p><text:p text:style-name="P10"><text:span text:style-name="T4">11%</text:span></text:p><text:p text:style-name="P10"><text:span text:style-name="T7">Ao ano</text:span></text:p></draw:text-box></draw:frame><draw:frame text:anchor-type="paragraph" draw:z-index="4" draw:name="Shape 9" draw:style-name="gr2" draw:text-style-name="P11" svg:width="5.397cm" svg:height="2.982cm" svg:x="7.915cm" svg:y="0.258cm"><draw:text-box><text:p text:style-name="P10"><text:span text:style-name="T3">Meses</text:span></text:p><text:p text:style-name="P10"><text:span text:style-name="T4">420</text:span></text:p><text:p text:style-name="P10"><text:span text:style-name="T7">(35 anos)</text:span></text:p></draw:text-box></draw:frame><draw:frame text:anchor-type="paragraph" draw:z-index="5" draw:name="Shape 10" draw:style-name="gr2" draw:text-style-name="P11" svg:width="5.397cm" svg:height="2.982cm" svg:x="12.451cm" svg:y="0.258cm"><draw:text-box><text:p text:style-name="P10"><text:span text:style-name="T3">Renda necessária</text:span></text:p><text:p text:style-name="P10"><text:span text:style-name="T4">30%</text:span></text:p><text:p text:style-name="P10"><text:span text:style-name="T7">Do valor total da primeira parcela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draw:frame text:anchor-type="paragraph" draw:z-index="6" draw:name="Shape 11" draw:style-name="gr1" draw:text-style-name="P9" svg:width="18.543cm" svg:height="1.989cm" svg:x="-1.113cm" svg:y="0.397cm"><draw:text-box><text:p text:style-name="P8"><text:span text:style-name="T1">Valor estimado da unidade do empreedimento</text:span></text:p><text:p text:style-name="P8"><text:span text:style-name="T2">[VAL_HOUSE]</text:span></text:p></draw:text-box></draw:frame></text:p>
      <text:p text:style-name="P3"/>
      <text:p text:style-name="P3"/>
      <text:p text:style-name="P3"/>
      <text:p text:style-name="P3"/>
      <text:p text:style-name="P3"/>
      <text:p text:style-name="P3"><draw:frame text:anchor-type="paragraph" draw:z-index="8" draw:name="Shape 13" draw:style-name="gr1" draw:text-style-name="P9" svg:width="6.704cm" svg:height="1.989cm" svg:x="10.936cm" svg:y="0.295cm"><draw:text-box><text:p text:style-name="P8"><text:span text:style-name="T5">E o valor financiado será de</text:span></text:p><text:p text:style-name="P13"><text:span text:style-name="T6">[VAL_FIN]</text:span></text:p></draw:text-box></draw:frame></text:p>
      <text:p text:style-name="P3"><draw:frame text:anchor-type="paragraph" draw:z-index="7" draw:name="Shape 12" draw:style-name="gr1" draw:text-style-name="P9" svg:width="8.649cm" svg:height="1.989cm" svg:x="-1.131cm" svg:y="-0.291cm"><draw:text-box><text:p text:style-name="P8"><text:span text:style-name="T5">Significa que a entrada deve ser de</text:span></text:p><text:p text:style-name="P8"><text:span text:style-name="T6">[VAL_ENTRADA]</text:span></text:p></draw:text-box></draw:frame></text:p>
      <text:p text:style-name="P3"/>
      <text:p text:style-name="P3"/>
      <text:p text:style-name="P3"><draw:frame text:anchor-type="paragraph" draw:z-index="14" draw:name="Shape 15" draw:style-name="gr1" draw:text-style-name="P9" svg:width="18.543cm" svg:height="1.989cm" svg:x="-1.131cm" svg:y="0.407cm"><draw:text-box><text:p text:style-name="P8"><text:span text:style-name="T1">Voce precisa ter uma renda mínima mensal de: </text:span></text:p><text:p text:style-name="P8"><text:span text:style-name="T2">[VAL_RENDA]</text:span></text:p></draw:text-box></draw:frame></text:p>
      <text:p text:style-name="P7"><draw:frame text:anchor-type="paragraph" draw:z-index="9" draw:name="Shape 1" draw:style-name="gr1" draw:text-style-name="P12" svg:width="18.543cm" svg:height="1.989cm" svg:x="-0.52cm" svg:y="2.381cm"><draw:text-box><text:p text:style-name="P10"><text:span text:style-name="T5">Neste cenário, o valor total da sua primeira parcela do financiamento será</text:span></text:p><text:p text:style-name="P10"><text:span text:style-name="T2">[VAL_PRIM_PARCELA]</text:span></text:p></draw:text-box></draw:frame></text:p>
      <text:p text:style-name="P2"/>
      <text:p text:style-name="P6"/>
      <text:p text:style-name="P1"/>
      <text:p text:style-name="P5"><draw:frame text:anchor-type="paragraph" draw:z-index="10" draw:name="Shape 2" draw:style-name="gr1" draw:text-style-name="P12" svg:width="18.543cm" svg:height="1.989cm" svg:x="-0.593cm" svg:y="3.014cm"><draw:text-box><text:p text:style-name="P10"><text:span text:style-name="T5">E o valor da última parcela, a de número 420, será de</text:span></text:p><text:p text:style-name="P10"><text:span text:style-name="T2">[VAL_ULT_PARCELA]</text:span></text:p></draw:text-box></draw:frame><draw:frame text:anchor-type="paragraph" draw:z-index="11" draw:name="Shape 3" draw:style-name="gr3" draw:text-style-name="P11" svg:width="6.756cm" svg:height="1.936cm" svg:x="-1.674cm" svg:y="5.717cm"><draw:text-box><text:p text:style-name="P10"><text:span text:style-name="T3">Valor do Financiamento</text:span></text:p><text:p text:style-name="P10"><text:span text:style-name="T4">[VAL_TOT_FIN]</text:span></text:p></draw:text-box></draw:frame><draw:frame text:anchor-type="paragraph" draw:z-index="12" draw:name="Shape 4" draw:style-name="gr3" draw:text-style-name="P11" svg:width="6.702cm" svg:height="1.936cm" svg:x="5.415cm" svg:y="5.717cm"><draw:text-box><text:p text:style-name="P10"><text:span text:style-name="T3">Valor Total de Juros</text:span></text:p><text:p text:style-name="P10"><text:span text:style-name="T4">[VAL_TOT_JURUS]</text:span></text:p></draw:text-box></draw:frame><draw:frame text:anchor-type="paragraph" draw:z-index="13" draw:name="Shape 14" draw:style-name="gr2" draw:text-style-name="P11" svg:width="5.885cm" svg:height="2.982cm" svg:x="12.561cm" svg:y="5.75cm"><draw:text-box><text:p text:style-name="P10"><text:span text:style-name="T3">Valor Total Pago</text:span></text:p><text:p text:style-name="P10"><text:span text:style-name="T4">[VAL_TOT_PAGO]</text:span></text:p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PingFang SC" svg:font-family="'PingFang SC'" style:font-family-generic="system" style:font-pitch="variable"/>
    <style:font-face style:name="Roboto" svg:font-family="Roboto" style:font-pitch="variable"/>
    <style:font-face style:name="Roboto1" svg:font-family="Roboto" style:font-adornments="Regular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Normal" style:family="paragraph">
      <style:paragraph-properties fo:hyphenation-ladder-count="no-limit"/>
      <style:text-properties style:font-name="Roboto1" fo:font-family="Roboto" style:font-style-name="Regular" style:font-pitch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01cm" fo:margin-left="0cm" fo:margin-right="0cm" fo:margin-bottom="1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9T16:26:10.621674485</meta:creation-date>
    <dc:date>2023-07-27T17:10:37.104343692</dc:date>
    <meta:editing-duration>PT1H18M38S</meta:editing-duration>
    <meta:editing-cycles>30</meta:editing-cycles>
    <meta:generator>LibreOffice/7.5.4.2$MacOSX_X86_64 LibreOffice_project/36ccfdc35048b057fd9854c757a8b67ec53977b6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